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6e38" officeooo:paragraph-rsid="00006e3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06e38" officeooo:paragraph-rsid="00006e3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879b" officeooo:paragraph-rsid="0000879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weight="normal" officeooo:rsid="00021d4b" officeooo:paragraph-rsid="00021d4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021d4b" officeooo:paragraph-rsid="00021d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21d4b" officeooo:paragraph-rsid="00021d4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1d4b" officeooo:paragraph-rsid="00021d4b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background-color="#ffff00" loext:char-shading-value="0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super 58%" style:text-underline-style="none" fo:background-color="#ffff00" loext:char-shading-value="0"/>
    </style:style>
    <style:style style:name="T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ARCHITECTURE</text:p>
      <text:p text:style-name="P2"/>
      <text:p text:style-name="P3">BASE is a very basic and crude modular system that is in charge of adding, editing and deleting <text:span text:style-name="T1">users</text:span> and <text:span text:style-name="T1">groups</text:span>. It is also in charge of <text:span text:style-name="T1">setting permissions</text:span><text:span text:style-name="T2"> per group per module. Each module added in BASE must include their own permissions and navigations via </text:span><text:span text:style-name="T3">Permissioncategory</text:span><text:span text:style-name="T2">, </text:span><text:span text:style-name="T3">Permission</text:span><text:span text:style-name="T2"> and </text:span><text:span text:style-name="T3">Navigation</text:span><text:span text:style-name="T2"> migrations.</text:span></text:p>
      <text:p text:style-name="P3"><text:span text:style-name="T2"/></text:p>
      <text:p text:style-name="P3"><text:span text:style-name="T2">The way BASE works is that each request goes through the </text:span><text:span text:style-name="T3">UserAuth</text:span><text:span text:style-name="T2"> middleware to check if the user making the request has the required permission/s to access the page/make the request. If successful, it goes through BASE's </text:span><text:span text:style-name="T3">Controller</text:span><text:span text:style-name="T2"> to load the navigation and breadcrumbs that the user is allowed to access. The </text:span><text:span text:style-name="T3">Controller</text:span><text:span text:style-name="T2"> also loads basic permission values as well.</text:span></text:p>
      <text:p text:style-name="P3"><text:span text:style-name="T2"/></text:p>
      <text:p text:style-name="P3"><text:span text:style-name="T2">BASE already has </text:span><text:span text:style-name="T3">AJAX</text:span><text:span text:style-name="T2"> and </text:span><text:span text:style-name="T3">Datatables</text:span><text:span text:style-name="T2"> controllers which may be extended upon by added modules.</text:span></text:p>
      <text:p text:style-name="P3"><text:span text:style-name="T2">The way </text:span><text:span text:style-name="T3">AJAX</text:span><text:span text:style-name="T2"> and </text:span><text:span text:style-name="T3">Datatables</text:span><text:span text:style-name="T2"> controllers work is that an external function makes a request and calls the function that it needs. It may be possible to create an independent program, mobile app or script to call on </text:span><text:span text:style-name="T3">AJAX</text:span><text:span text:style-name="T2"> and </text:span><text:span text:style-name="T3">Datatables</text:span><text:span text:style-name="T2"> methods by making a request and calling on the method/s that you need.</text:span></text:p>
      <text:p text:style-name="P3"><text:span text:style-name="T2"/></text:p>
      <text:p text:style-name="P7">Sample AJAX call:</text:p>
      <text:p text:style-name="P4"><text:span text:style-name="T2">function changeMunicipality() {</text:span></text:p>
      <text:p text:style-name="P4"><text:span text:style-name="T2"><text:s text:c="4"/>$.ajax({</text:span></text:p>
      <text:p text:style-name="P4"><text:span text:style-name="T2"><text:s text:c="8"/>type: 'POST',</text:span></text:p>
      <text:p text:style-name="P4"><text:span text:style-name="T2"><text:s text:c="8"/>url: '{{ route("collection.ajax") }}', </text:span><text:span text:style-name="T4">// route to ajax</text:span></text:p>
      <text:p text:style-name="P4"><text:span text:style-name="T2"><text:s text:c="8"/>data: {</text:span></text:p>
      <text:p text:style-name="P4"><text:span text:style-name="T2"><text:s text:c="12"/>'_token': '{{ csrf_token() }}', <text:s text:c="3"/></text:span><text:span text:style-name="T4">// required token</text:span></text:p>
      <text:p text:style-name="P4"><text:span text:style-name="T2"><text:s text:c="12"/>'action': 'get_municipality', <text:s text:c="5"/></text:span><text:span text:style-name="T4">// function to call</text:span></text:p>
      <text:p text:style-name="P4"><text:span text:style-name="T2"><text:s text:c="12"/>'input': $("#serial_id").val(), <text:s text:c="3"/></text:span><text:span text:style-name="T4">// any additional input data</text:span></text:p>
      <text:p text:style-name="P4"><text:span text:style-name="T2"><text:s text:c="8"/>},</text:span></text:p>
      <text:p text:style-name="P4"><text:span text:style-name="T2"><text:s text:c="8"/>success: function(response) {</text:span></text:p>
      <text:p text:style-name="P4"><text:span text:style-name="T2"><text:s text:c="12"/>$("#municipality").val(response.id);</text:span></text:p>
      <text:p text:style-name="P4"><text:span text:style-name="T2"><text:s text:c="12"/>$("#municipality").trigger( 'change', []);</text:span></text:p>
      <text:p text:style-name="P4"><text:span text:style-name="T2"><text:s text:c="8"/>},</text:span></text:p>
      <text:p text:style-name="P4"><text:span text:style-name="T2"><text:s text:c="8"/>error: function(response) {</text:span></text:p>
      <text:p text:style-name="P4"><text:span text:style-name="T2"><text:s text:c="12"/></text:span></text:p>
      <text:p text:style-name="P4"><text:span text:style-name="T2"><text:s text:c="8"/>},</text:span></text:p>
      <text:p text:style-name="P4"><text:span text:style-name="T2"><text:s text:c="4"/>});</text:span></text:p>
      <text:p text:style-name="P4"><text:span text:style-name="T2">}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oft-page-break/>Sample Datatables call:</text:p>
      <text:p text:style-name="P4"><text:span text:style-name="T2">$('#userlist').DataTable({</text:span></text:p>
      <text:p text:style-name="P4"><text:span text:style-name="T2"><text:s text:c="4"/>dom: '&lt;"dt-custom"&gt;frtip',</text:span></text:p>
      <text:p text:style-name="P4"><text:span text:style-name="T2"><text:s text:c="4"/>processing: true,</text:span></text:p>
      <text:p text:style-name="P4"><text:span text:style-name="T2"><text:s text:c="4"/>serverSide: true,</text:span></text:p>
      <text:p text:style-name="P4"><text:span text:style-name="T2"><text:s text:c="4"/>ajax: '{{ route("datatables", "user") }}', </text:span><text:span text:style-name="T4">// 1</text:span><text:span text:style-name="T6">st</text:span><text:span text:style-name="T4"> arg is the route</text:span></text:p>
      <text:p text:style-name="P4"><text:span text:style-name="T2"><text:s text:c="4"/>columns: [ <text:s text:c="32"/></text:span><text:span text:style-name="T4">// 2</text:span><text:span text:style-name="T6">nd</text:span><text:span text:style-name="T4"> arg the function</text:span></text:p>
      <text:p text:style-name="P4"><text:span text:style-name="T2"><text:s text:c="8"/>{ data: 'realname', name: 'realname' },</text:span></text:p>
      <text:p text:style-name="P4"><text:span text:style-name="T2"><text:s text:c="8"/>{ data: 'username', name: 'username' },</text:span></text:p>
      <text:p text:style-name="P4"><text:span text:style-name="T2"><text:s text:c="8"/>{ data: 'email', name: 'email' }</text:span></text:p>
      <text:p text:style-name="P4"><text:span text:style-name="T2"><text:s text:c="4"/>]</text:span></text:p>
      <text:p text:style-name="P4"><text:span text:style-name="T2">});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S</meta:editing-duration>
    <meta:editing-cycles>3</meta:editing-cycles>
    <meta:generator>LibreOffice/4.4.1.2$Windows_x86 LibreOffice_project/45e2de17089c24a1fa810c8f975a7171ba4cd432</meta:generator>
    <dc:date>2017-05-10T17:58:16.536000000</dc:date>
    <meta:document-statistic meta:table-count="0" meta:image-count="0" meta:object-count="0" meta:page-count="2" meta:paragraph-count="36" meta:word-count="284" meta:character-count="2090" meta:non-whitespace-character-count="1606"/>
    <meta:user-defined meta:name="Info 1"/>
    <meta:user-defined meta:name="Info 2"/>
    <meta:user-defined meta:name="Info 3"/>
    <meta:user-defined meta:name="Info 4"/>
  </office:meta>
</office:document-meta>
</file>